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style:writing-mode="lr-tb"/>
    </style:style>
    <style:style style:name="P8" style:family="paragraph" style:parent-style-name="Standard">
      <style:paragraph-properties style:writing-mode="lr-tb"/>
      <style:text-properties fo:font-size="12pt" fo:font-weight="normal" style:font-size-asian="12pt" style:font-weight-asian="normal" style:font-size-complex="12pt" style:font-weight-complex="normal"/>
    </style:style>
    <style:style style:name="P9" style:family="paragraph" style:parent-style-name="Standard">
      <style:paragraph-properties style:writing-mode="lr-tb"/>
      <style:text-properties fo:font-size="15pt" style:font-size-asian="15pt" style:font-size-complex="15pt"/>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evin Clement</text:p>
      <text:p text:style-name="P3">CIS244</text:p>
      <text:p text:style-name="P1"/>
      <text:p text:style-name="P6">Objectives of the Project</text:p>
      <text:p text:style-name="P2"><text:span text:style-name="T2"/></text:p>
      <text:p text:style-name="P4"><text:tab/>Improve Communication Between Distribution and Sales</text:p>
      <text:p text:style-name="P5">Currently there is a lack of communication between our stores and our distribution center. Specifically, the sales people do not know the current inventory status of items in our distribution center. This leads to incorrect estimates in shipping times for items on back order. </text:p>
      <text:p text:style-name="P5"/>
      <text:p text:style-name="P5"><text:tab/><text:span text:style-name="T6">Improve Scalability in the Inventory System</text:span></text:p>
      <text:p text:style-name="P5">PC Club's current inventory system was not designed to handle the amount of inventory items currently being processed by it. Not only do we need a system capable of handling our current level of inventory but it must be capable of growing as we open new stores and handle greater amounts of inventory. </text:p>
      <text:p text:style-name="P5"/>
      <text:p text:style-name="P5"><text:tab/><text:span text:style-name="T6">Reduce Inventory Shrinkage</text:span></text:p>
      <text:p text:style-name="P9">Currently products sold directly from our stores requires that the sales department scan serial numbers from each sold item before invoicing items to keep <text:span text:style-name="T5">track of individual parts. Incorrect serialization of items leads to inventory being lost or mis-sold. We need some form of error detection and correction to limit the amount of inventory lost this way.</text:span></text:p>
      <text:p text:style-name="P7"><text:span text:style-name="T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donkyhotay</meta:initial-creator>
    <meta:creation-date>2008-05-29T15:39:38</meta:creation-date>
    <dc:creator>donkyhotay</dc:creator>
    <dc:date>2008-05-29T17:17:22</dc:date>
    <meta:editing-cycles>7</meta:editing-cycles>
    <meta:editing-duration>PT1H37M47S</meta:editing-duration>
    <meta:user-defined meta:name="Info 1"/>
    <meta:user-defined meta:name="Info 2"/>
    <meta:user-defined meta:name="Info 3"/>
    <meta:user-defined meta:name="Info 4"/>
    <meta:document-statistic meta:table-count="0" meta:image-count="0" meta:object-count="0" meta:page-count="1" meta:paragraph-count="9" meta:word-count="177" meta:character-count="1104"/>
  </office:meta>
</office:document-meta>
</file>